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m_0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Rade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spital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Moritz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aß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5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spitalstraß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esensteinstraße 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3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Nieder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ißner Str. 10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einböhl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auer Str.3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3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Cosw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örnewitzer Str. 7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hof Neusörnewi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0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Cosw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hlhügelweg 27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Cosw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estraße 2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Cosw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ch der Schiffsmühle 3 /An der Walz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dresse prüfen</text:p>
          </table:table-cell>
          <table:covered-table-cell table:number-columns-repeated="2" table:style-name="ce24"/>
          <table:table-cell table:style-name="ce26" office:value-type="string">
            <text:p>S40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Radebeu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ißner Str. 44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XXL Spitzgrundwe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Radebeu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n Brunnen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Moritz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Querweg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Radebeu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ißner Str. 3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 der Kaiserbrauere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Radebeu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osch-Sarrasani-Str: 40 /Dr.Rudolf-Frei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Weinböhl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liner Str. 4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3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Nieder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dlerweg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Nieder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deburger Str. 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Nieder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Siedlung 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zschuckestraße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ah&amp;Gut-Park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dresse prüfen</text:p>
          </table:table-cell>
          <table:covered-table-cell table:number-columns-repeated="2" table:style-name="ce24"/>
          <table:table-cell table:style-name="ce26" office:value-type="string">
            <text:p>S40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oßenhai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B101) bei Russenkasern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Genaue Adresse</text:p>
          </table:table-cell>
          <table:covered-table-cell table:number-columns-repeated="2" table:style-name="ce24"/>
          <table:table-cell table:style-name="ce26" office:value-type="string">
            <text:p>S408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Rade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Promnitz 2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neiderstraß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3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btalstraße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ipziger Straße 9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2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Roten Gut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dresse prüfen</text:p>
          </table:table-cell>
          <table:covered-table-cell table:number-columns-repeated="2" table:style-name="ce24"/>
          <table:table-cell table:style-name="ce26" office:value-type="string">
            <text:p>S41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ynastweg 4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Grubenbah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Genaue Adresse</text:p>
          </table:table-cell>
          <table:covered-table-cell table:number-columns-repeated="2" table:style-name="ce24"/>
          <table:table-cell table:style-name="ce26" office:value-type="string">
            <text:p>S41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ossener Straße 4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reberstraß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2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uhentalstraße 10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1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ckwener Weg 1 /Quer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9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ichertring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Mei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belstraße 6 /Niederspaar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